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justify" style:justify-single-word="false"/>
      <style:text-properties style:font-name="Courier New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 style:list-style-name="L1">
      <style:paragraph-properties fo:text-align="justify" style:justify-single-word="false"/>
    </style:style>
    <style:style style:name="P6" style:family="paragraph" style:parent-style-name="Standard" style:list-style-name="L2">
      <style:paragraph-properties fo:text-align="justify" style:justify-single-word="false"/>
    </style:style>
    <style:style style:name="P7" style:family="paragraph" style:parent-style-name="Standard">
      <style:text-properties fo:color="#0066cc" fo:font-weight="bold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66cc" fo:font-weight="bold" style:font-weight-asian="bold" style:font-weight-complex="bold"/>
    </style:style>
    <style:style style:name="P9" style:family="paragraph" style:parent-style-name="Standard">
      <style:text-properties fo:color="#0066cc" style:font-name="Courier New" fo:font-weight="bold" style:font-weight-asian="bold" style:font-weight-complex="bold"/>
    </style:style>
    <style:style style:name="T1" style:family="text">
      <style:text-properties style:font-name="Courier New"/>
    </style:style>
    <style:style style:name="T2" style:family="text">
      <style:text-properties style:font-name="Courier New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00" style:font-name="Courier New"/>
    </style:style>
    <style:style style:name="T6" style:family="text">
      <style:text-properties fo:color="#0066cc" style:font-name="Courier New"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fo:padding="0.049cm" fo:border="0.002cm solid #000000" style:shadow="#808080 0.18cm 0.18cm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Zones de mémoire partagée utilisées par l'application : </text:p>
      <text:p text:style-name="Standard"/>
      <text:p text:style-name="P7"><text:span text:style-name="T1">TARGET_L</text:span> et <text:span text:style-name="T1">TARGET_R</text:span>.</text:p>
      <text:p text:style-name="P4">Elles correspondent respectivement aux vitesses des roues gauche et droite du robot mobile. Elle contiennent toutes deux une valeur de type «<text:span text:style-name="T1"> double </text:span>» (notées <text:span text:style-name="T1">TvL</text:span> et <text:span text:style-name="T1">TvR</text:span> sur le schéma).</text:p>
      <text:p text:style-name="P4">C'est sur ces valeurs que vont agir les processus exécutant les images <text:span text:style-name="T1">Go</text:span> (pour faire avancer ou reculer le robot) et <text:span text:style-name="T1">Turn</text:span> (pour le faire tourner sur place). On doit aussi pouvoir les imposer par l'entremise de la commande <text:span text:style-name="T1">SetTv</text:span>.</text:p>
      <text:p text:style-name="Standard"/>
      <text:p text:style-name="P7"><text:span text:style-name="T1">COMMAND_L</text:span> et <text:span text:style-name="T1">COMMAND_R</text:span>.</text:p>
      <text:p text:style-name="P4">Il s'agit des commandes appliquées aux moteurs gauche et droit respectivement. Les valeurs qui y sont stockées sont de type «<text:span text:style-name="T1"> double </text:span>». Normalement, les valeurs de ces commandes sont générées par les processus exécutant <text:span text:style-name="T1">RegPID</text:span>, mais elles peuvent aussi être imposées par <text:span text:style-name="T1">SetU</text:span>.</text:p>
      <text:p text:style-name="Standard"/>
      <text:p text:style-name="P7"><text:span text:style-name="T1">STATE_L</text:span> et <text:span text:style-name="T1">STATE_R</text:span>.</text:p>
      <text:p text:style-name="P4">Ces deux zones contiennent « l'état » (au sens de l'Automatique) des moteurs gauche et droit. Chacune regroupe deux valeurs «<text:span text:style-name="T1"> double </text:span>», à savoir une pour la vitesse angulaire (<text:span text:style-name="T1">wL</text:span> et <text:span text:style-name="T1">wR</text:span>) et l'autre pour le courant moteur (<text:span text:style-name="T1">iL</text:span> et<text:span text:style-name="T1"> iR</text:span>). </text:p>
      <text:p text:style-name="Standard"/>
      <text:p text:style-name="P7"><text:span text:style-name="T1">VELOCITY</text:span>.</text:p>
      <text:p text:style-name="P4">Contient deux valeurs double, représentant la vitesse linéaire (<text:span text:style-name="T1">vC</text:span>) et angulaire (<text:span text:style-name="T1">wC</text:span>) du robot.</text:p>
      <text:p text:style-name="Standard"/>
      <text:p text:style-name="P7"><text:span text:style-name="T1">POSITION</text:span>.</text:p>
      <text:p text:style-name="Standard">Stocke la « position » du robot (plus exactement sa configuration, correspondant à la concaténation de l'abscisse <text:span text:style-name="T1">xC</text:span>, de l'ordonnée <text:span text:style-name="T1">yC</text:span> et de l'orientation <text:span text:style-name="T1">qC</text:span> du robot).</text:p>
      <text:p text:style-name="Standard"/>
      <text:p text:style-name="P3">Programmes à développer.</text:p>
      <text:p text:style-name="Standard"/>
      <text:p text:style-name="P7"><text:span text:style-name="T1">DCMoteur</text:span>.</text:p>
      <text:p text:style-name="P4">Il s'agit du programme simulant le fonctionnement d'un moteur à courant continu. La valeur de la tension de commande est issue d'une zone partagée (<text:span text:style-name="T1">COMMAND_L</text:span> ou <text:span text:style-name="T1">COMMAND_R</text:span> selon qu'il s'agisse du moteur gauche ou du moteur droit). Le rôle de <text:span text:style-name="T1">DCMoteur</text:span> est de mettre à jour « l'état » de l'actionneur (stocké dans la zone <text:span text:style-name="T1">STATE_L</text:span> ou <text:span text:style-name="T1">STATE_R</text:span> suivant le cas) au rythme d'une alarme cyclique.</text:p>
      <text:p text:style-name="P4">Au démarrage du processus exploitant ce programme, il faudra pouvoir indiquer dans la ligne de commande : </text:p>
      <text:list xml:id="list8506066661259357724" text:style-name="L1">
        <text:list-item>
          <text:p text:style-name="P5"><text:span text:style-name="T3">les paramètres</text:span> «<text:span text:style-name="T3"> physiques </text:span>» du moteur, soit dans l'ordre sa résistance d'induit <draw:frame draw:style-name="fr1" draw:name="Objet1" text:anchor-type="as-char" svg:y="-0.377cm" svg:width="0.497cm" svg:height="0.469cm" draw:z-index="0"><draw:object xlink:href="./Object 1" xlink:type="simple" xlink:show="embed" xlink:actuate="onLoad"/><draw:image xlink:href="./ObjectReplacements/Object 1" xlink:type="simple" xlink:show="embed" xlink:actuate="onLoad"/></draw:frame>, l'inductance <draw:frame draw:style-name="fr1" draw:name="Objet2" text:anchor-type="as-char" svg:y="-0.377cm" svg:width="0.478cm" svg:height="0.469cm" draw:z-index="1"><draw:object xlink:href="./Object 2" xlink:type="simple" xlink:show="embed" xlink:actuate="onLoad"/><draw:image xlink:href="./ObjectReplacements/Object 2" xlink:type="simple" xlink:show="embed" xlink:actuate="onLoad"/></draw:frame> , la constante électrique <draw:frame draw:style-name="fr1" draw:name="Objet3" text:anchor-type="as-char" svg:y="-0.377cm" svg:width="0.686cm" svg:height="0.533cm" draw:z-index="2"><draw:object xlink:href="./Object 3" xlink:type="simple" xlink:show="embed" xlink:actuate="onLoad"/><draw:image xlink:href="./ObjectReplacements/Object 3" xlink:type="simple" xlink:show="embed" xlink:actuate="onLoad"/></draw:frame> , la constante moteur <text:s/><draw:frame draw:style-name="fr1" draw:name="Objet4" text:anchor-type="as-char" svg:y="-0.377cm" svg:width="0.755cm" svg:height="0.533cm" draw:z-index="3"><draw:object xlink:href="./Object 4" xlink:type="simple" xlink:show="embed" xlink:actuate="onLoad"/><draw:image xlink:href="./ObjectReplacements/Object 4" xlink:type="simple" xlink:show="embed" xlink:actuate="onLoad"/></draw:frame>, le coefficient de frottement <draw:frame draw:style-name="fr1" draw:name="Objet5" text:anchor-type="as-char" svg:y="-0.377cm" svg:width="0.517cm" svg:height="0.469cm" draw:z-index="4"><draw:object xlink:href="./Object 5" xlink:type="simple" xlink:show="embed" xlink:actuate="onLoad"/><draw:image xlink:href="./ObjectReplacements/Object 5" xlink:type="simple" xlink:show="embed" xlink:actuate="onLoad"/></draw:frame> et l'inertie totale ramenée sur le rotor <text:s/><draw:frame draw:style-name="fr1" draw:name="Objet6" text:anchor-type="as-char" svg:y="-0.377cm" svg:width="0.487cm" svg:height="0.469cm" draw:z-index="5"><draw:object xlink:href="./Object 6" xlink:type="simple" xlink:show="embed" xlink:actuate="onLoad"/><draw:image xlink:href="./ObjectReplacements/Object 6" xlink:type="simple" xlink:show="embed" xlink:actuate="onLoad"/></draw:frame>.</text:p>
        </text:list-item>
        <text:list-item>
          <text:p text:style-name="P5">La valeur <draw:frame draw:style-name="fr1" draw:name="Objet8" text:anchor-type="as-char" svg:y="-0.377cm" svg:width="0.621cm" svg:height="0.533cm" draw:z-index="13"><draw:object xlink:href="./Object 8" xlink:type="simple" xlink:show="embed" xlink:actuate="onLoad"/><draw:image xlink:href="./ObjectReplacements/Object 8" xlink:type="simple" xlink:show="embed" xlink:actuate="onLoad"/></draw:frame>de la <text:span text:style-name="T3">période d'échantillonnage</text:span> que doit « cadencer » l'alarme cyclique, exprimée en <draw:frame draw:style-name="fr1" draw:name="Objet7" text:anchor-type="as-char" svg:y="-0.377cm" svg:width="0.4cm" svg:height="0.469cm" draw:z-index="14"><draw:object xlink:href="./Object 7" xlink:type="simple" xlink:show="embed" xlink:actuate="onLoad"/><draw:image xlink:href="./ObjectReplacements/Object 7" xlink:type="simple" xlink:show="embed" xlink:actuate="onLoad"/></draw:frame>.</text:p>
        </text:list-item>
        <text:list-item>
          <text:p text:style-name="P5">Le moteur à prendre en charge, indiqué par le caractère <text:span text:style-name="T1">L</text:span> (pour le gauche) ou <text:span text:style-name="T1">R</text:span> (pour le droit).</text:p>
        </text:list-item>
      </text:list>
      <text:p text:style-name="P4"/>
      <text:p text:style-name="P4">Le lancement du processus pourrait par exemple ressembler à ceci : </text:p>
      <text:p text:style-name="P1">$ <text:span text:style-name="T3">DCMotor 1.8 0.02 0.004 0.02 3.2e-5 6.5e-6 0.01 L</text:span></text:p>
      <text:p text:style-name="P4">pour le lancement du processus avec <draw:frame draw:style-name="fr1" draw:name="Objet9" text:anchor-type="as-char" svg:y="-0.377cm" svg:width="1.379cm" svg:height="0.469cm" draw:z-index="6"><draw:object xlink:href="./Object 9" xlink:type="simple" xlink:show="embed" xlink:actuate="onLoad"/><draw:image xlink:href="./ObjectReplacements/Object 9" xlink:type="simple" xlink:show="embed" xlink:actuate="onLoad"/></draw:frame><draw:frame draw:style-name="fr1" draw:name="Objet10" text:anchor-type="as-char" svg:y="-0.377cm" svg:width="1.582cm" svg:height="0.469cm" draw:z-index="7"><draw:object xlink:href="./Object 10" xlink:type="simple" xlink:show="embed" xlink:actuate="onLoad"/><draw:image xlink:href="./ObjectReplacements/Object 10" xlink:type="simple" xlink:show="embed" xlink:actuate="onLoad"/></draw:frame><draw:frame draw:style-name="fr1" draw:name="Objet11" text:anchor-type="as-char" svg:y="-0.377cm" svg:width="2.006cm" svg:height="0.533cm" draw:z-index="8"><draw:object xlink:href="./Object 11" xlink:type="simple" xlink:show="embed" xlink:actuate="onLoad"/><draw:image xlink:href="./ObjectReplacements/Object 11" xlink:type="simple" xlink:show="embed" xlink:actuate="onLoad"/></draw:frame><draw:frame draw:style-name="fr1" draw:name="Objet12" text:anchor-type="as-char" svg:y="-0.377cm" svg:width="1.859cm" svg:height="0.533cm" draw:z-index="9"><draw:object xlink:href="./Object 12" xlink:type="simple" xlink:show="embed" xlink:actuate="onLoad"/><draw:image xlink:href="./ObjectReplacements/Object 12" xlink:type="simple" xlink:show="embed" xlink:actuate="onLoad"/></draw:frame><draw:frame draw:style-name="fr1" draw:name="Objet13" text:anchor-type="as-char" svg:y="-0.437cm" svg:width="2.254cm" svg:height="0.529cm" draw:z-index="10"><draw:object xlink:href="./Object 13" xlink:type="simple" xlink:show="embed" xlink:actuate="onLoad"/><draw:image xlink:href="./ObjectReplacements/Object 13" xlink:type="simple" xlink:show="embed" xlink:actuate="onLoad"/></draw:frame><draw:frame draw:style-name="fr1" draw:name="Objet14" text:anchor-type="as-char" svg:y="-0.437cm" svg:width="2.223cm" svg:height="0.529cm" draw:z-index="11"><draw:object xlink:href="./Object 14" xlink:type="simple" xlink:show="embed" xlink:actuate="onLoad"/><draw:image xlink:href="./ObjectReplacements/Object 14" xlink:type="simple" xlink:show="embed" xlink:actuate="onLoad"/></draw:frame>et <draw:frame draw:style-name="fr1" draw:name="Objet15" text:anchor-type="as-char" svg:y="-0.377cm" svg:width="1.722cm" svg:height="0.533cm" draw:z-index="12"><draw:object xlink:href="./Object 15" xlink:type="simple" xlink:show="embed" xlink:actuate="onLoad"/><draw:image xlink:href="./ObjectReplacements/Object 15" xlink:type="simple" xlink:show="embed" xlink:actuate="onLoad"/></draw:frame>(valeurs fantaisistes juste données ici pour l'illustration), gérant le moteur gauche.</text:p>
      <text:p text:style-name="P4">Comme indiqué sur le schéma général de l'application, au démarrage ce processus doit se « lier » <text:soft-page-break/>aux zones dont il a besoin (<text:span text:style-name="T1">COMMAND_</text:span><text:span text:style-name="T5">x</text:span> et <text:span text:style-name="T1">STATE_</text:span><text:span text:style-name="T5">x</text:span> où <text:span text:style-name="T5">x</text:span> vaudra <text:span text:style-name="T1">L</text:span> ou <text:span text:style-name="T1">R</text:span> suivant le cas), ou les créer si elles n'existent pas. Il doit ensuite mettre en place l'alarme cyclique à la bonne période. <text:span text:style-name="T4">A priori</text:span>, c'est au sein de la routine d'interception du signal <text:span text:style-name="T1">SIG_ALRM</text:span> que sera réalisée la mise à jour de l'état du moteur, suivant les équations rappelées ci-dessous : </text:p>
      <text:p text:style-name="P4"><draw:frame draw:style-name="fr2" draw:name="Objet16" text:anchor-type="as-char" svg:y="-0.429cm" svg:width="5.239cm" svg:height="0.815cm" draw:z-index="15"><draw:object xlink:href="./Object 16" xlink:type="simple" xlink:show="embed" xlink:actuate="onLoad"/><draw:image xlink:href="./ObjectReplacements/Object 16" xlink:type="simple" xlink:show="embed" xlink:actuate="onLoad"/></draw:frame>(nouvelle valeur du courant moteur)</text:p>
      <text:p text:style-name="P4"><draw:frame draw:style-name="fr2" draw:name="Objet17" text:anchor-type="as-char" svg:y="-0.429cm" svg:width="3.62cm" svg:height="0.815cm" draw:z-index="16"><draw:object xlink:href="./Object 17" xlink:type="simple" xlink:show="embed" xlink:actuate="onLoad"/><draw:image xlink:href="./ObjectReplacements/Object 17" xlink:type="simple" xlink:show="embed" xlink:actuate="onLoad"/></draw:frame>(nouvelle valeur de la vitesse angulaire)</text:p>
      <text:p text:style-name="P4">avec <draw:frame draw:style-name="fr2" draw:name="Objet18" text:anchor-type="as-char" svg:y="-0.811cm" svg:width="2.127cm" svg:height="1.196cm" draw:z-index="17"><draw:object xlink:href="./Object 18" xlink:type="simple" xlink:show="embed" xlink:actuate="onLoad"/><draw:image xlink:href="./ObjectReplacements/Object 18" xlink:type="simple" xlink:show="embed" xlink:actuate="onLoad"/></draw:frame>, <draw:frame draw:style-name="fr2" draw:name="Objet21" text:anchor-type="as-char" svg:y="-0.67cm" svg:width="2.84cm" svg:height="1.282cm" draw:z-index="20"><draw:object xlink:href="./Object 21" xlink:type="simple" xlink:show="embed" xlink:actuate="onLoad"/><draw:image xlink:href="./ObjectReplacements/Object 21" xlink:type="simple" xlink:show="embed" xlink:actuate="onLoad"/></draw:frame><draw:frame draw:style-name="fr2" draw:name="Objet19" text:anchor-type="as-char" svg:y="-0.811cm" svg:width="2.133cm" svg:height="1.196cm" draw:z-index="18"><draw:object xlink:href="./Object 19" xlink:type="simple" xlink:show="embed" xlink:actuate="onLoad"/><draw:image xlink:href="./ObjectReplacements/Object 19" xlink:type="simple" xlink:show="embed" xlink:actuate="onLoad"/></draw:frame>, <draw:frame draw:style-name="fr2" draw:name="Objet20" text:anchor-type="as-char" svg:y="-0.734cm" svg:width="3.087cm" svg:height="1.346cm" draw:z-index="19"><draw:object xlink:href="./Object 20" xlink:type="simple" xlink:show="embed" xlink:actuate="onLoad"/><draw:image xlink:href="./ObjectReplacements/Object 20" xlink:type="simple" xlink:show="embed" xlink:actuate="onLoad"/></draw:frame>. Dans ces expressions, <draw:frame draw:style-name="fr1" draw:name="Objet22" text:anchor-type="as-char" svg:y="-0.377cm" svg:width="0.337cm" svg:height="0.469cm" draw:z-index="21"><draw:object xlink:href="./Object 22" xlink:type="simple" xlink:show="embed" xlink:actuate="onLoad"/><draw:image xlink:href="./ObjectReplacements/Object 22" xlink:type="simple" xlink:show="embed" xlink:actuate="onLoad"/></draw:frame>représente le courant moteur, <draw:frame draw:style-name="fr1" draw:name="Objet23" text:anchor-type="as-char" svg:y="-0.215cm" svg:width="0.501cm" svg:height="0.242cm" draw:z-index="22"><draw:object xlink:href="./Object 23" xlink:type="simple" xlink:show="embed" xlink:actuate="onLoad"/><draw:image xlink:href="./ObjectReplacements/Object 23" xlink:type="simple" xlink:show="embed" xlink:actuate="onLoad"/></draw:frame>la vitesse angulaire du rotor et <draw:frame draw:style-name="fr1" draw:name="Objet24" text:anchor-type="as-char" svg:y="-0.377cm" svg:width="0.434cm" svg:height="0.467cm" draw:z-index="23"><draw:object xlink:href="./Object 24" xlink:type="simple" xlink:show="embed" xlink:actuate="onLoad"/><draw:image xlink:href="./ObjectReplacements/Object 24" xlink:type="simple" xlink:show="embed" xlink:actuate="onLoad"/></draw:frame>la tension de commande.</text:p>
      <text:p text:style-name="P4">En plus de son fonctionnement normal, on souhaite que le processus exécutant <text:span text:style-name="T1">DCMotor</text:span> s'arrête de manière « propre » quand il reçoit le signal <text:span text:style-name="T1">SIG_USR1</text:span>.</text:p>
      <text:p text:style-name="P4"/>
      <text:p text:style-name="P8"><text:span text:style-name="T1">SetU</text:span>.</text:p>
      <text:p text:style-name="P4">Il s'agit d'un programme utilitaire destiné essentiellement à la mise au point. Comme suggéré plus haut, sont rôle est de venir écrire une valeur dans une des zones partagées associées à la commande d'un moteur. Par exemple, l'appel : </text:p>
      <text:p text:style-name="P2">$ SetU 0.5 R</text:p>
      <text:p text:style-name="P4">est supposé écrire la valeur <draw:frame draw:style-name="fr1" draw:name="Objet25" text:anchor-type="as-char" svg:y="-0.377cm" svg:width="0.734cm" svg:height="0.467cm" draw:z-index="24"><draw:object xlink:href="./Object 25" xlink:type="simple" xlink:show="embed" xlink:actuate="onLoad"/><draw:image xlink:href="./ObjectReplacements/Object 25" xlink:type="simple" xlink:show="embed" xlink:actuate="onLoad"/></draw:frame>dans <text:s/>la zone associée à la commande de moteur droit (<text:span text:style-name="T1">R</text:span>).</text:p>
      <text:p text:style-name="P4"/>
      <text:p text:style-name="P8"><text:span text:style-name="T1">ResetState</text:span>.</text:p>
      <text:p text:style-name="P4">Il pourra arriver qu'il soit nécessaire de remettre à zéro le contenu d'une zone partagée correspondant à l'état d'un des moteurs, avec une invocation telle que : </text:p>
      <text:p text:style-name="P2">$ ResetState L</text:p>
      <text:p text:style-name="P4">qui doit alors remettre à zéro le courant moteur et la vitesse angulaire du moteur gauche (<text:span text:style-name="T1">L</text:span>).</text:p>
      <text:p text:style-name="Standard"/>
      <text:p text:style-name="P9">RegPID.</text:p>
      <text:p text:style-name="P4">Il s'agit d'un processus de régulation dont le but est d'imposer à un moteur une vitesse de rotation donnée, exprimée en <draw:frame draw:style-name="fr1" draw:name="Objet26" text:anchor-type="as-char" svg:y="-0.437cm" svg:width="1.471cm" svg:height="0.529cm" draw:z-index="25"><draw:object xlink:href="./Object 26" xlink:type="simple" xlink:show="embed" xlink:actuate="onLoad"/><draw:image xlink:href="./ObjectReplacements/Object 26" xlink:type="simple" xlink:show="embed" xlink:actuate="onLoad"/></draw:frame>. La vitesse de rotation à atteindre est indiquée dans la zone partagée <text:span text:style-name="T1">TARGET_x</text:span> (avec <text:span text:style-name="T1">x</text:span> valant <text:span text:style-name="T1">L</text:span> ou <text:span text:style-name="T1">R</text:span> suivant qu'on gère la roue gauche ou la roue droite). Lors du lancement du processus correspondant depuis l'invite de commande, il faudra pouvoir préciser les paramètres du régulateur, c'est à dire les valeurs de l'action proportionnelle <draw:frame draw:style-name="fr1" draw:name="Objet27" text:anchor-type="as-char" svg:y="-0.377cm" svg:width="0.563cm" svg:height="0.469cm" draw:z-index="26"><draw:object xlink:href="./Object 27" xlink:type="simple" xlink:show="embed" xlink:actuate="onLoad"/><draw:image xlink:href="./ObjectReplacements/Object 27" xlink:type="simple" xlink:show="embed" xlink:actuate="onLoad"/></draw:frame>, celle de l'action intégrale <draw:frame draw:style-name="fr1" draw:name="Objet28" text:anchor-type="as-char" svg:y="-0.377cm" svg:width="0.429cm" svg:height="0.469cm" draw:z-index="33"><draw:object xlink:href="./Object 28" xlink:type="simple" xlink:show="embed" xlink:actuate="onLoad"/><draw:image xlink:href="./ObjectReplacements/Object 28" xlink:type="simple" xlink:show="embed" xlink:actuate="onLoad"/></draw:frame>, celle de l'action dérivée <draw:frame draw:style-name="fr1" draw:name="Objet29" text:anchor-type="as-char" svg:y="-0.377cm" svg:width="0.554cm" svg:height="0.469cm" draw:z-index="27"><draw:object xlink:href="./Object 29" xlink:type="simple" xlink:show="embed" xlink:actuate="onLoad"/><draw:image xlink:href="./ObjectReplacements/Object 29" xlink:type="simple" xlink:show="embed" xlink:actuate="onLoad"/></draw:frame>et finalement la période de rafraîchissement de la <text:s/><draw:frame draw:style-name="fr2" draw:name="Objet37" text:anchor-type="as-char" svg:y="-0.429cm" svg:width="0.912cm" svg:height="0.815cm" draw:z-index="34"><draw:object xlink:href="./Object 37" xlink:type="simple" xlink:show="embed" xlink:actuate="onLoad"/><draw:image xlink:href="./ObjectReplacements/Object 37" xlink:type="simple" xlink:show="embed" xlink:actuate="onLoad"/><svg:desc>formule</svg:desc></draw:frame> (c'est à dire en pratique la période de l'alarme cyclique rythmant la mise à jour de la commande du moteur) . Pour mémoire, l'algorithme que met en œuvre un tel régulateur est le suivant :</text:p>
      <text:list xml:id="list1350339381410061135" text:style-name="L2">
        <text:list-item>
          <text:p text:style-name="P6">on calcule « l'<text:span text:style-name="T3">erreur courante</text:span> » <draw:frame draw:style-name="fr2" draw:name="Objet30" text:anchor-type="as-char" svg:y="-0.429cm" svg:width="0.84cm" svg:height="0.815cm" draw:z-index="28"><draw:object xlink:href="./Object 30" xlink:type="simple" xlink:show="embed" xlink:actuate="onLoad"/><draw:image xlink:href="./ObjectReplacements/Object 30" xlink:type="simple" xlink:show="embed" xlink:actuate="onLoad"/></draw:frame>, qui correspond ici à la différence entre la vitesse angulaire « cible » (la consigne à atteindre, lue depuis la zone partagée <text:span text:style-name="T1">TARGET_x</text:span>) et la vitesse angulaire réelle du moteur (lue depuis la zone de mémoire partagée <text:span text:style-name="T1">STATE_x</text:span>).</text:p>
        </text:list-item>
        <text:list-item>
          <text:p text:style-name="P6">On met à jour l'<text:span text:style-name="T3">intégrale de l'erreur</text:span> suivant <draw:frame draw:style-name="fr2" draw:name="Objet31" text:anchor-type="as-char" svg:y="-0.429cm" svg:width="3.337cm" svg:height="0.815cm" draw:z-index="29"><draw:object xlink:href="./Object 31" xlink:type="simple" xlink:show="embed" xlink:actuate="onLoad"/><draw:image xlink:href="./ObjectReplacements/Object 31" xlink:type="simple" xlink:show="embed" xlink:actuate="onLoad"/></draw:frame>. Attention, on prendra <draw:frame draw:style-name="fr2" draw:name="Objet33" text:anchor-type="as-char" svg:y="-0.429cm" svg:width="1.67cm" svg:height="0.815cm" draw:z-index="30"><draw:object xlink:href="./Object 33" xlink:type="simple" xlink:show="embed" xlink:actuate="onLoad"/><draw:image xlink:href="./ObjectReplacements/Object 33" xlink:type="simple" xlink:show="embed" xlink:actuate="onLoad"/></draw:frame> .</text:p>
        </text:list-item>
        <text:list-item>
          <text:p text:style-name="P6">On estime la dérivée de l'erreur <draw:frame draw:style-name="fr2" draw:name="Objet35" text:anchor-type="as-char" svg:y="-0.734cm" svg:width="3.115cm" svg:height="1.408cm" draw:z-index="31"><draw:object xlink:href="./Object 35" xlink:type="simple" xlink:show="embed" xlink:actuate="onLoad"/><draw:image xlink:href="./ObjectReplacements/Object 35" xlink:type="simple" xlink:show="embed" xlink:actuate="onLoad"/></draw:frame></text:p>
        </text:list-item>
        <text:list-item>
          <text:p text:style-name="P6">La commande à appliquer au moteur est alors (cas d'un PID « idéal » à structure parallèle) : <draw:frame draw:style-name="fr2" draw:name="Objet36" text:anchor-type="as-char" svg:y="-0.455cm" svg:width="5.094cm" svg:height="0.868cm" draw:z-index="32"><draw:object xlink:href="./Object 36" xlink:type="simple" xlink:show="embed" xlink:actuate="onLoad"/><draw:image xlink:href="./ObjectReplacements/Object 36" xlink:type="simple" xlink:show="embed" xlink:actuate="onLoad"/></draw:frame>. Il faut alors l'écrire dans la zone <text:span text:style-name="T1">COMMAND_x</text:span>.</text:p>
        </text:list-item>
      </text:list>
      <text:p text:style-name="P4"><text:soft-page-break/>Un exemple de lancement d'un régulateur PID pourrait alors être le suivant : </text:p>
      <text:p text:style-name="P2">$ RegPID 1.0 0.25 0 0.01 L</text:p>
      <text:p text:style-name="P4">qui démarre un processus de régulation en vitesse sur le moteur gauche (<text:span text:style-name="T1">L</text:span>) on prenant pour paramètre de régulation <draw:frame draw:style-name="fr1" draw:name="Objet32" text:anchor-type="as-char" svg:y="-0.377cm" svg:width="1.452cm" svg:height="0.469cm" draw:z-index="35"><draw:object xlink:href="./Object 32" xlink:type="simple" xlink:show="embed" xlink:actuate="onLoad"/><draw:image xlink:href="./ObjectReplacements/Object 32" xlink:type="simple" xlink:show="embed" xlink:actuate="onLoad"/></draw:frame><draw:frame draw:style-name="fr1" draw:name="Objet38" text:anchor-type="as-char" svg:y="-0.377cm" svg:width="1.528cm" svg:height="0.469cm" draw:z-index="36"><draw:object xlink:href="./Object 38" xlink:type="simple" xlink:show="embed" xlink:actuate="onLoad"/><draw:image xlink:href="./ObjectReplacements/Object 38" xlink:type="simple" xlink:show="embed" xlink:actuate="onLoad"/></draw:frame><draw:frame draw:style-name="fr1" draw:name="Objet39" text:anchor-type="as-char" svg:y="-0.377cm" svg:width="1.131cm" svg:height="0.469cm" draw:z-index="37"><draw:object xlink:href="./Object 39" xlink:type="simple" xlink:show="embed" xlink:actuate="onLoad"/><draw:image xlink:href="./ObjectReplacements/Object 39" xlink:type="simple" xlink:show="embed" xlink:actuate="onLoad"/></draw:frame>et <draw:frame draw:style-name="fr1" draw:name="Objet40" text:anchor-type="as-char" svg:y="-0.377cm" svg:width="1.729cm" svg:height="0.533cm" draw:z-index="38"><draw:object xlink:href="./Object 40" xlink:type="simple" xlink:show="embed" xlink:actuate="onLoad"/><draw:image xlink:href="./ObjectReplacements/Object 40" xlink:type="simple" xlink:show="embed" xlink:actuate="onLoad"/></draw:frame></text:p>
      <text:p text:style-name="P4">On souhaite qu'à la réception du signal <text:span text:style-name="T1">SIGUSR2</text:span>, le régulateur soit désactivé (c'est à dire qu'il n'écrit plus la valeur de la commande dans la zone partagée adéquate). S'il reçoit une nouvelle fois ce signal <text:span text:style-name="T1">SIGUSR2</text:span>, il est ré-activé (attention de bien veiller à remettre à zéro la valeur de <draw:frame draw:style-name="fr1" draw:name="Objet41" text:anchor-type="as-char" svg:y="-0.377cm" svg:width="0.667cm" svg:height="0.531cm" draw:z-index="39"><draw:object xlink:href="./Object 41" xlink:type="simple" xlink:show="embed" xlink:actuate="onLoad"/><draw:image xlink:href="./ObjectReplacements/Object 41" xlink:type="simple" xlink:show="embed" xlink:actuate="onLoad"/></draw:frame>avant de « rendre la main » à ce régulateur...), est ainsi de suite.</text:p>
      <text:p text:style-name="P4"/>
      <text:p text:style-name="P8"><text:span text:style-name="T1">SetTv</text:span>.</text:p>
      <text:p text:style-name="P4">Ce programme est destiné à imposer la valeur de consigne au moteur gauche ou au moteur droit. La syntaxe de l'appel sera identique à celle de <text:span text:style-name="T1">SetU</text:span>.</text:p>
      <text:p text:style-name="P4"/>
      <text:p text:style-name="P8"><text:span text:style-name="T1">Kinematics</text:span>.</text:p>
      <text:p text:style-name="P4">Ce programme exploite les zones de données partagées issues des moteurs gauche et droit pour déterminer les vitesses angulaire <draw:frame draw:style-name="fr2" draw:name="Objet43" text:anchor-type="as-char" svg:y="-0.266cm" svg:width="1.12cm" svg:height="0.653cm" draw:z-index="41"><draw:object xlink:href="./Object 43" xlink:type="simple" xlink:show="embed" xlink:actuate="onLoad"/><draw:image xlink:href="./ObjectReplacements/Object 43" xlink:type="simple" xlink:show="embed" xlink:actuate="onLoad"/></draw:frame> et linéaire <draw:frame draw:style-name="fr2" draw:name="Objet42" text:anchor-type="as-char" svg:y="-0.429cm" svg:width="1.039cm" svg:height="0.813cm" draw:z-index="40"><draw:object xlink:href="./Object 42" xlink:type="simple" xlink:show="embed" xlink:actuate="onLoad"/><draw:image xlink:href="./ObjectReplacements/Object 42" xlink:type="simple" xlink:show="embed" xlink:actuate="onLoad"/><svg:desc>formule</svg:desc></draw:frame> du robot mobile suivant : </text:p>
      <text:p text:style-name="P4"><draw:frame draw:style-name="fr2" draw:name="Objet44" text:anchor-type="as-char" svg:y="-1.312cm" svg:width="5.576cm" svg:height="2.563cm" draw:z-index="42"><draw:object xlink:href="./Object 44" xlink:type="simple" xlink:show="embed" xlink:actuate="onLoad"/><draw:image xlink:href="./ObjectReplacements/Object 44" xlink:type="simple" xlink:show="embed" xlink:actuate="onLoad"/></draw:frame> , où <draw:frame draw:style-name="fr2" draw:name="Objet45" text:anchor-type="as-char" svg:y="-0.429cm" svg:width="0.903cm" svg:height="0.751cm" draw:z-index="43"><draw:object xlink:href="./Object 45" xlink:type="simple" xlink:show="embed" xlink:actuate="onLoad"/><draw:image xlink:href="./ObjectReplacements/Object 45" xlink:type="simple" xlink:show="embed" xlink:actuate="onLoad"/></draw:frame>désigne l'entraxe entre les roues et <draw:frame draw:style-name="fr2" draw:name="Objet46" text:anchor-type="as-char" svg:y="-0.429cm" svg:width="0.912cm" svg:height="0.815cm" draw:z-index="44"><draw:object xlink:href="./Object 46" xlink:type="simple" xlink:show="embed" xlink:actuate="onLoad"/><draw:image xlink:href="./ObjectReplacements/Object 46" xlink:type="simple" xlink:show="embed" xlink:actuate="onLoad"/></draw:frame>leur rayon commun. <draw:frame draw:style-name="fr1" draw:name="Objet47" text:anchor-type="as-char" svg:y="-0.215cm" svg:width="0.811cm" svg:height="0.37cm" draw:z-index="45"><draw:object xlink:href="./Object 47" xlink:type="simple" xlink:show="embed" xlink:actuate="onLoad"/><draw:image xlink:href="./ObjectReplacements/Object 47" xlink:type="simple" xlink:show="embed" xlink:actuate="onLoad"/></draw:frame>et<draw:frame draw:style-name="fr1" draw:name="Objet48" text:anchor-type="as-char" svg:y="-0.215cm" svg:width="0.811cm" svg:height="0.37cm" draw:z-index="46"><draw:object xlink:href="./Object 48" xlink:type="simple" xlink:show="embed" xlink:actuate="onLoad"/><draw:image xlink:href="./ObjectReplacements/Object 48" xlink:type="simple" xlink:show="embed" xlink:actuate="onLoad"/><svg:desc>formule</svg:desc></draw:frame>sont les vitesses angulaires des rotors lues respectivement dans les zones <text:span text:style-name="T1">STATE_L</text:span> et <text:span text:style-name="T1">STATE_R</text:span>. Les valeurs calculées iront alimenter le contenu de la zone partagée <text:span text:style-name="T1">VELOCITY</text:span>. L'entraxe ainsi que le rayon des roues seront indiqués à <text:span text:style-name="T1">Kinematics</text:span> lors de son lancement depuis l'invite de commande, suivant (par exemple) : </text:p>
      <text:p text:style-name="P4"><text:span text:style-name="T1">$ Kinematics 0.4 0.07 0.02</text:span> (le dernier paramètre correspondant à la période de mise à jour).</text:p>
      <text:p text:style-name="P4"/>
      <text:p text:style-name="P4"><text:span text:style-name="T6">Odometry</text:span>.</text:p>
      <text:p text:style-name="P4">Ce programme met à jour la position et l'orientation du robot dans son plan d'évolution. Si on note <draw:frame draw:style-name="fr1" draw:name="Objet49" text:anchor-type="as-char" svg:y="-0.377cm" svg:width="0.589cm" svg:height="0.533cm" draw:z-index="47"><draw:object xlink:href="./Object 49" xlink:type="simple" xlink:show="embed" xlink:actuate="onLoad"/><draw:image xlink:href="./ObjectReplacements/Object 49" xlink:type="simple" xlink:show="embed" xlink:actuate="onLoad"/></draw:frame>, <draw:frame draw:style-name="fr1" draw:name="Objet50" text:anchor-type="as-char" svg:y="-0.377cm" svg:width="0.609cm" svg:height="0.533cm" draw:z-index="48"><draw:object xlink:href="./Object 50" xlink:type="simple" xlink:show="embed" xlink:actuate="onLoad"/><draw:image xlink:href="./ObjectReplacements/Object 50" xlink:type="simple" xlink:show="embed" xlink:actuate="onLoad"/></draw:frame>et <draw:frame draw:style-name="fr1" draw:name="Objet51" text:anchor-type="as-char" svg:y="-0.303cm" svg:width="0.57cm" svg:height="0.459cm" draw:z-index="49"><draw:object xlink:href="./Object 51" xlink:type="simple" xlink:show="embed" xlink:actuate="onLoad"/><draw:image xlink:href="./ObjectReplacements/Object 51" xlink:type="simple" xlink:show="embed" xlink:actuate="onLoad"/></draw:frame>respectivement son abscisse, son ordonnée et son orientation, nous aurons <draw:frame draw:style-name="fr2" draw:name="Objet52" text:anchor-type="as-char" svg:y="-1.02cm" svg:width="5.528cm" svg:height="2.133cm" draw:z-index="50"><draw:object xlink:href="./Object 52" xlink:type="simple" xlink:show="embed" xlink:actuate="onLoad"/><draw:image xlink:href="./ObjectReplacements/Object 52" xlink:type="simple" xlink:show="embed" xlink:actuate="onLoad"/></draw:frame>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cques BOONAERT</meta:initial-creator>
    <meta:creation-date>2022-02-23T21:37:56.22</meta:creation-date>
    <dc:date>2022-02-24T02:22:09.01</dc:date>
    <dc:creator>Jacques BOONAERT</dc:creator>
    <meta:editing-duration>PT4H44M8S</meta:editing-duration>
    <meta:editing-cycles>23</meta:editing-cycles>
    <meta:generator>OpenOffice/4.1.1$Win32 OpenOffice.org_project/411m6$Build-9775</meta:generator>
    <meta:document-statistic meta:table-count="0" meta:image-count="0" meta:object-count="51" meta:page-count="3" meta:paragraph-count="53" meta:word-count="1159" meta:character-count="6838"/>
  </office:meta>
</office:document-meta>
</file>

<file path=Object 1/content.xml><?xml version="1.0" encoding="utf-8"?>
<math xmlns="http://www.w3.org/1998/Math/MathML">
  <semantics>
    <mrow>
      <mi>R</mi>
    </mrow>
    <annotation encoding="StarMath 5.0">R</annotation>
  </semantics>
</math>
</file>

<file path=Object 10/content.xml><?xml version="1.0" encoding="utf-8"?>
<math xmlns="http://www.w3.org/1998/Math/MathML">
  <semantics>
    <mrow>
      <mrow>
        <mi>L</mi>
        <mo stretchy="false">=</mo>
        <mn>0,02</mn>
      </mrow>
    </mrow>
    <annotation encoding="StarMath 5.0">L = 0,02 </annotation>
  </semantics>
</math>
</file>

<file path=Object 11/content.xml><?xml version="1.0" encoding="utf-8"?>
<math xmlns="http://www.w3.org/1998/Math/MathML">
  <semantics>
    <mrow>
      <mrow>
        <msub>
          <mi>K</mi>
          <mrow>
            <mi>e</mi>
          </mrow>
        </msub>
        <mo stretchy="false">=</mo>
        <mn>0,004</mn>
      </mrow>
    </mrow>
    <annotation encoding="StarMath 5.0">K sub{e} = 0,004</annotation>
  </semantics>
</math>
</file>

<file path=Object 12/content.xml><?xml version="1.0" encoding="utf-8"?>
<math xmlns="http://www.w3.org/1998/Math/MathML">
  <semantics>
    <mrow>
      <mrow>
        <msub>
          <mi>K</mi>
          <mrow>
            <mi>m</mi>
          </mrow>
        </msub>
        <mo stretchy="false">=</mo>
        <mn>0,02</mn>
      </mrow>
    </mrow>
    <annotation encoding="StarMath 5.0">K sub{m} = 0,02</annotation>
  </semantics>
</math>
</file>

<file path=Object 13/content.xml><?xml version="1.0" encoding="utf-8"?>
<math xmlns="http://www.w3.org/1998/Math/MathML">
  <semantics>
    <mrow>
      <mrow>
        <mi>f</mi>
        <mo stretchy="false">=</mo>
        <mrow>
          <mn>3,2</mn>
          <mo stretchy="false">⋅</mo>
          <msup>
            <mn>10</mn>
            <mrow>
              <mrow>
                <mo stretchy="false">−</mo>
                <mn>5</mn>
              </mrow>
            </mrow>
          </msup>
        </mrow>
      </mrow>
    </mrow>
    <annotation encoding="StarMath 5.0">f = 3,2 cdot 10 sup{-5}</annotation>
  </semantics>
</math>
</file>

<file path=Object 14/content.xml><?xml version="1.0" encoding="utf-8"?>
<math xmlns="http://www.w3.org/1998/Math/MathML">
  <semantics>
    <mrow>
      <mrow>
        <mi>J</mi>
        <mo stretchy="false">=</mo>
        <mrow>
          <mn>6,5</mn>
          <mo stretchy="false">⋅</mo>
          <msup>
            <mn>10</mn>
            <mrow>
              <mrow>
                <mo stretchy="false">−</mo>
                <mn>6</mn>
              </mrow>
            </mrow>
          </msup>
        </mrow>
      </mrow>
    </mrow>
    <annotation encoding="StarMath 5.0">J = 6,5 cdot 10 sup{-6}</annotation>
  </semantics>
</math>
</file>

<file path=Object 15/content.xml><?xml version="1.0" encoding="utf-8"?>
<math xmlns="http://www.w3.org/1998/Math/MathML">
  <semantics>
    <mrow>
      <mrow>
        <msub>
          <mi>T</mi>
          <mrow>
            <mi>e</mi>
          </mrow>
        </msub>
        <mo stretchy="false">=</mo>
        <mn>0,01</mn>
      </mrow>
    </mrow>
    <annotation encoding="StarMath 5.0">T sub{e} = 0,01</annotation>
  </semantics>
</math>
</file>

<file path=Object 16/content.xml><?xml version="1.0" encoding="utf-8"?>
<math xmlns="http://www.w3.org/1998/Math/MathML">
  <semantics>
    <mrow>
      <mrow>
        <msub>
          <mi>i</mi>
          <mrow>
            <mrow>
              <mi>k</mi>
              <mo stretchy="false">+</mo>
              <mn>1</mn>
            </mrow>
          </mrow>
        </msub>
        <mo stretchy="false">=</mo>
        <mrow>
          <mrow>
            <mrow>
              <msub>
                <mi>z</mi>
                <mrow>
                  <mn>0</mn>
                </mrow>
              </msub>
              <mo stretchy="false">⋅</mo>
              <msub>
                <mi>i</mi>
                <mrow>
                  <mi>k</mi>
                </mrow>
              </msub>
            </mrow>
            <mo stretchy="false">−</mo>
            <mrow>
              <mrow>
                <msub>
                  <mi>K</mi>
                  <mrow>
                    <mi>e</mi>
                  </mrow>
                </msub>
                <mo stretchy="false">⋅</mo>
                <msub>
                  <mi>b</mi>
                  <mrow>
                    <mn>0</mn>
                  </mrow>
                </msub>
              </mrow>
              <mo stretchy="false">⋅</mo>
              <msub>
                <mo stretchy="false">ω</mo>
                <mrow>
                  <mi>k</mi>
                </mrow>
              </msub>
            </mrow>
          </mrow>
          <mo stretchy="false">+</mo>
          <mrow>
            <msub>
              <mi>b</mi>
              <mrow>
                <mn>0</mn>
              </mrow>
            </msub>
            <mo stretchy="false">⋅</mo>
            <msub>
              <mi>u</mi>
              <mrow>
                <mi>k</mi>
              </mrow>
            </msub>
          </mrow>
        </mrow>
      </mrow>
    </mrow>
    <annotation encoding="StarMath 5.0">i sub{k+1} = z sub{0} cdot i sub{k} - K sub{e} cdot b sub{0} cdot %omega sub{k} + b sub{0} cdot u sub{k}</annotation>
  </semantics>
</math>
</file>

<file path=Object 17/content.xml><?xml version="1.0" encoding="utf-8"?>
<math xmlns="http://www.w3.org/1998/Math/MathML">
  <semantics>
    <mrow>
      <mrow>
        <msub>
          <mo stretchy="false">ω</mo>
          <mrow>
            <mrow>
              <mi>k</mi>
              <mo stretchy="false">+</mo>
              <mn>1</mn>
            </mrow>
          </mrow>
        </msub>
        <mo stretchy="false">=</mo>
        <mrow>
          <mrow>
            <msub>
              <mi>z</mi>
              <mrow>
                <mn>1</mn>
              </mrow>
            </msub>
            <mo stretchy="false">⋅</mo>
            <msub>
              <mo stretchy="false">ω</mo>
              <mrow>
                <mi>k</mi>
              </mrow>
            </msub>
          </mrow>
          <mo stretchy="false">+</mo>
          <mrow>
            <msub>
              <mi>b</mi>
              <mrow>
                <mn>1</mn>
              </mrow>
            </msub>
            <mo stretchy="false">⋅</mo>
            <msub>
              <mi>i</mi>
              <mrow>
                <mi>k</mi>
              </mrow>
            </msub>
          </mrow>
        </mrow>
      </mrow>
    </mrow>
    <annotation encoding="StarMath 5.0">%omega sub{k+1} = z sub{1} cdot %omega sub{k} + b sub{1} cdot i sub{k}</annotation>
  </semantics>
</math>
</file>

<file path=Object 18/content.xml><?xml version="1.0" encoding="utf-8"?>
<math xmlns="http://www.w3.org/1998/Math/MathML">
  <semantics>
    <mrow>
      <mrow>
        <msub>
          <mi>z</mi>
          <mrow>
            <mn>0</mn>
          </mrow>
        </msub>
        <mo stretchy="false">=</mo>
        <msup>
          <mi>e</mi>
          <mrow>
            <mrow>
              <mo stretchy="false">−</mo>
              <mrow>
                <mfrac>
                  <mrow>
                    <mrow>
                      <msub>
                        <mi>T</mi>
                        <mrow>
                          <mi>e</mi>
                        </mrow>
                      </msub>
                      <mo stretchy="false">⋅</mo>
                      <mi>R</mi>
                    </mrow>
                  </mrow>
                  <mrow>
                    <mi>L</mi>
                  </mrow>
                </mfrac>
              </mrow>
            </mrow>
          </mrow>
        </msup>
      </mrow>
    </mrow>
    <annotation encoding="StarMath 5.0">z sub{0} = e sup{-{{T sub{e} cdot R}over{L}}}</annotation>
  </semantics>
</math>
</file>

<file path=Object 19/content.xml><?xml version="1.0" encoding="utf-8"?>
<math xmlns="http://www.w3.org/1998/Math/MathML">
  <semantics>
    <mrow>
      <mrow>
        <msub>
          <mi>z</mi>
          <mrow>
            <mn>1</mn>
          </mrow>
        </msub>
        <mo stretchy="false">=</mo>
        <msup>
          <mi>e</mi>
          <mrow>
            <mrow>
              <mo stretchy="false">−</mo>
              <mrow>
                <mfrac>
                  <mrow>
                    <mrow>
                      <msub>
                        <mi>T</mi>
                        <mrow>
                          <mi>e</mi>
                        </mrow>
                      </msub>
                      <mo stretchy="false">⋅</mo>
                      <mi>f</mi>
                    </mrow>
                  </mrow>
                  <mrow>
                    <mi>J</mi>
                  </mrow>
                </mfrac>
              </mrow>
            </mrow>
          </mrow>
        </msup>
      </mrow>
    </mrow>
    <annotation encoding="StarMath 5.0">z sub{1} = e sup{-{{T sub{e} cdot f}over{J}}}</annotation>
  </semantics>
</math>
</file>

<file path=Object 2/content.xml><?xml version="1.0" encoding="utf-8"?>
<math xmlns="http://www.w3.org/1998/Math/MathML">
  <semantics>
    <mrow>
      <mi>L</mi>
    </mrow>
    <annotation encoding="StarMath 5.0">L</annotation>
  </semantics>
</math>
</file>

<file path=Object 20/content.xml><?xml version="1.0" encoding="utf-8"?>
<math xmlns="http://www.w3.org/1998/Math/MathML">
  <semantics>
    <mrow>
      <mrow>
        <msub>
          <mi>b</mi>
          <mrow>
            <mn>1</mn>
          </mrow>
        </msub>
        <mo stretchy="false">=</mo>
        <mrow>
          <mrow>
            <mfrac>
              <mrow>
                <msub>
                  <mi>K</mi>
                  <mrow>
                    <mi>m</mi>
                  </mrow>
                </msub>
              </mrow>
              <mrow>
                <mi>f</mi>
              </mrow>
            </mfrac>
          </mrow>
          <mo stretchy="false">⋅</mo>
          <mfenced open="(" close=")">
            <mrow>
              <mrow>
                <mn>1</mn>
                <mo stretchy="false">−</mo>
                <msub>
                  <mi>z</mi>
                  <mrow>
                    <mn>1</mn>
                  </mrow>
                </msub>
              </mrow>
            </mrow>
          </mfenced>
        </mrow>
      </mrow>
    </mrow>
    <annotation encoding="StarMath 5.0">b sub{1} = {{K sub{m}}over{f}}cdot left( 1 - z sub{1} right)</annotation>
  </semantics>
</math>
</file>

<file path=Object 21/content.xml><?xml version="1.0" encoding="utf-8"?>
<math xmlns="http://www.w3.org/1998/Math/MathML">
  <semantics>
    <mrow>
      <mrow>
        <msub>
          <mi>b</mi>
          <mrow>
            <mn>0</mn>
          </mrow>
        </msub>
        <mo stretchy="false">=</mo>
        <mrow>
          <mrow>
            <mfrac>
              <mn>1</mn>
              <mi>R</mi>
            </mfrac>
          </mrow>
          <mo stretchy="false">⋅</mo>
          <mfenced open="(" close=")">
            <mrow>
              <mrow>
                <mn>1</mn>
                <mo stretchy="false">−</mo>
                <msub>
                  <mi>z</mi>
                  <mrow>
                    <mn>0</mn>
                  </mrow>
                </msub>
              </mrow>
            </mrow>
          </mfenced>
        </mrow>
      </mrow>
    </mrow>
    <annotation encoding="StarMath 5.0">b sub{0} = {1 over R}cdot left( 1 - z sub{0} right)</annotation>
  </semantics>
</math>
</file>

<file path=Object 22/content.xml><?xml version="1.0" encoding="utf-8"?>
<math xmlns="http://www.w3.org/1998/Math/MathML">
  <semantics>
    <mrow>
      <mi>i</mi>
    </mrow>
    <annotation encoding="StarMath 5.0">i</annotation>
  </semantics>
</math>
</file>

<file path=Object 23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24/content.xml><?xml version="1.0" encoding="utf-8"?>
<math xmlns="http://www.w3.org/1998/Math/MathML">
  <semantics>
    <mrow>
      <mi>u</mi>
    </mrow>
    <annotation encoding="StarMath 5.0">u</annotation>
  </semantics>
</math>
</file>

<file path=Object 25/content.xml><?xml version="1.0" encoding="utf-8"?>
<math xmlns="http://www.w3.org/1998/Math/MathML">
  <semantics>
    <mrow>
      <mn>0,5</mn>
    </mrow>
    <annotation encoding="StarMath 5.0">0,5</annotation>
  </semantics>
</math>
</file>

<file path=Object 26/content.xml><?xml version="1.0" encoding="utf-8"?>
<math xmlns="http://www.w3.org/1998/Math/MathML">
  <semantics>
    <mrow>
      <mrow>
        <mi mathvariant="italic">rad</mi>
        <mo stretchy="false">⋅</mo>
        <msup>
          <mi>s</mi>
          <mrow>
            <mrow>
              <mo stretchy="false">−</mo>
              <mn>1</mn>
            </mrow>
          </mrow>
        </msup>
      </mrow>
    </mrow>
    <annotation encoding="StarMath 5.0">rad cdot s sup{-1}</annotation>
  </semantics>
</math>
</file>

<file path=Object 27/content.xml><?xml version="1.0" encoding="utf-8"?>
<math xmlns="http://www.w3.org/1998/Math/MathML">
  <semantics>
    <mrow>
      <mi>K</mi>
    </mrow>
    <annotation encoding="StarMath 5.0">K</annotation>
  </semantics>
</math>
</file>

<file path=Object 28/content.xml><?xml version="1.0" encoding="utf-8"?>
<math xmlns="http://www.w3.org/1998/Math/MathML">
  <semantics>
    <mrow>
      <mi>I</mi>
    </mrow>
    <annotation encoding="StarMath 5.0">I</annotation>
  </semantics>
</math>
</file>

<file path=Object 29/content.xml><?xml version="1.0" encoding="utf-8"?>
<math xmlns="http://www.w3.org/1998/Math/MathML">
  <semantics>
    <mrow>
      <mi>D</mi>
    </mrow>
    <annotation encoding="StarMath 5.0">D</annotation>
  </semantics>
</math>
</file>

<file path=Object 3/content.xml><?xml version="1.0" encoding="utf-8"?>
<math xmlns="http://www.w3.org/1998/Math/MathML">
  <semantics>
    <mrow>
      <msub>
        <mi>K</mi>
        <mrow>
          <mi>e</mi>
        </mrow>
      </msub>
    </mrow>
    <annotation encoding="StarMath 5.0">K sub{e}</annotation>
  </semantics>
</math>
</file>

<file path=Object 30/content.xml><?xml version="1.0" encoding="utf-8"?>
<math xmlns="http://www.w3.org/1998/Math/MathML">
  <semantics>
    <mrow>
      <msub>
        <mi>e</mi>
        <mrow>
          <mi>k</mi>
        </mrow>
      </msub>
    </mrow>
    <annotation encoding="StarMath 5.0">e sub{k}</annotation>
  </semantics>
</math>
</file>

<file path=Object 31/content.xml><?xml version="1.0" encoding="utf-8"?>
<math xmlns="http://www.w3.org/1998/Math/MathML">
  <semantics>
    <mrow>
      <mrow>
        <msub>
          <mi>E</mi>
          <mrow>
            <mi>k</mi>
          </mrow>
        </msub>
        <mo stretchy="false">=</mo>
        <mrow>
          <msub>
            <mi>E</mi>
            <mrow>
              <mrow>
                <mi>k</mi>
                <mo stretchy="false">−</mo>
                <mn>1</mn>
              </mrow>
            </mrow>
          </msub>
          <mo stretchy="false">+</mo>
          <mrow>
            <msub>
              <mi>T</mi>
              <mrow>
                <mn>0</mn>
              </mrow>
            </msub>
            <mo stretchy="false">⋅</mo>
            <msub>
              <mi>e</mi>
              <mrow>
                <mi>k</mi>
              </mrow>
            </msub>
          </mrow>
        </mrow>
      </mrow>
    </mrow>
    <annotation encoding="StarMath 5.0">E sub{k} = E sub{k-1} + T sub{0} cdot e sub{k}</annotation>
  </semantics>
</math>
</file>

<file path=Object 32/content.xml><?xml version="1.0" encoding="utf-8"?>
<math xmlns="http://www.w3.org/1998/Math/MathML">
  <semantics>
    <mrow>
      <mrow>
        <mi>K</mi>
        <mo stretchy="false">=</mo>
        <mn>1,0</mn>
      </mrow>
    </mrow>
    <annotation encoding="StarMath 5.0">K = 1,0</annotation>
  </semantics>
</math>
</file>

<file path=Object 33/content.xml><?xml version="1.0" encoding="utf-8"?>
<math xmlns="http://www.w3.org/1998/Math/MathML">
  <semantics>
    <mrow>
      <mrow>
        <msub>
          <mi>T</mi>
          <mrow>
            <mn>0</mn>
          </mrow>
        </msub>
        <mo stretchy="false">≈</mo>
        <msub>
          <mi>T</mi>
          <mrow>
            <mi>e</mi>
          </mrow>
        </msub>
      </mrow>
    </mrow>
    <annotation encoding="StarMath 5.0">T sub{0} approx T sub{e}</annotation>
  </semantics>
</math>
</file>

<file path=Object 35/content.xml><?xml version="1.0" encoding="utf-8"?>
<math xmlns="http://www.w3.org/1998/Math/MathML">
  <semantics>
    <mrow>
      <mo stretchy="false">Δ</mo>
      <mrow>
        <msub>
          <mi>E</mi>
          <mrow>
            <mi>k</mi>
          </mrow>
        </msub>
        <mo stretchy="false">=</mo>
        <mfrac>
          <mrow>
            <mrow>
              <msub>
                <mi>e</mi>
                <mrow>
                  <mi>k</mi>
                </mrow>
              </msub>
              <mo stretchy="false">−</mo>
              <msub>
                <mi>e</mi>
                <mrow>
                  <mrow>
                    <mi>k</mi>
                    <mo stretchy="false">−</mo>
                    <mn>1</mn>
                  </mrow>
                </mrow>
              </msub>
            </mrow>
          </mrow>
          <mrow>
            <msub>
              <mi>T</mi>
              <mrow>
                <mn>0</mn>
              </mrow>
            </msub>
          </mrow>
        </mfrac>
      </mrow>
    </mrow>
    <annotation encoding="StarMath 5.0">%DELTA E sub{k}  = {e sub{k} - e sub{k-1}}over{T sub{0}}</annotation>
  </semantics>
</math>
</file>

<file path=Object 36/content.xml><?xml version="1.0" encoding="utf-8"?>
<math xmlns="http://www.w3.org/1998/Math/MathML">
  <semantics>
    <mrow>
      <mrow>
        <msub>
          <mi>u</mi>
          <mrow>
            <mi>k</mi>
          </mrow>
        </msub>
        <mo stretchy="false">=</mo>
        <mrow>
          <mi>K</mi>
          <mo stretchy="false">⋅</mo>
          <mfenced open="(" close=")">
            <mrow>
              <mrow>
                <mrow>
                  <msub>
                    <mi>e</mi>
                    <mrow>
                      <mi>k</mi>
                    </mrow>
                  </msub>
                  <mo stretchy="false">+</mo>
                  <mrow>
                    <mi>I</mi>
                    <mo stretchy="false">⋅</mo>
                    <msub>
                      <mi>E</mi>
                      <mrow>
                        <mi>k</mi>
                      </mrow>
                    </msub>
                  </mrow>
                </mrow>
                <mo stretchy="false">+</mo>
                <mrow>
                  <mi>D</mi>
                  <mo stretchy="false">⋅</mo>
                  <mo stretchy="false">Δ</mo>
                </mrow>
              </mrow>
              <msub>
                <mi>E</mi>
                <mrow>
                  <mi>k</mi>
                </mrow>
              </msub>
            </mrow>
          </mfenced>
        </mrow>
      </mrow>
    </mrow>
    <annotation encoding="StarMath 5.0">u sub{k} = K cdot left( e sub{k} + I cdot E sub{k} + D cdot %DELTA E sub{k} right)</annotation>
  </semantics>
</math>
</file>

<file path=Object 37/content.xml><?xml version="1.0" encoding="utf-8"?>
<math xmlns="http://www.w3.org/1998/Math/MathML">
  <semantics>
    <mrow>
      <msub>
        <mi>T</mi>
        <mrow>
          <mn>0</mn>
        </mrow>
      </msub>
    </mrow>
    <annotation encoding="StarMath 5.0">T sub{0}</annotation>
  </semantics>
</math>
</file>

<file path=Object 38/content.xml><?xml version="1.0" encoding="utf-8"?>
<math xmlns="http://www.w3.org/1998/Math/MathML">
  <semantics>
    <mrow>
      <mrow>
        <mi>I</mi>
        <mo stretchy="false">=</mo>
        <mn>0,25</mn>
      </mrow>
    </mrow>
    <annotation encoding="StarMath 5.0">I = 0,25</annotation>
  </semantics>
</math>
</file>

<file path=Object 39/content.xml><?xml version="1.0" encoding="utf-8"?>
<math xmlns="http://www.w3.org/1998/Math/MathML">
  <semantics>
    <mrow>
      <mrow>
        <mi>D</mi>
        <mo stretchy="false">=</mo>
        <mn>0</mn>
      </mrow>
    </mrow>
    <annotation encoding="StarMath 5.0">D = 0</annotation>
  </semantics>
</math>
</file>

<file path=Object 4/content.xml><?xml version="1.0" encoding="utf-8"?>
<math xmlns="http://www.w3.org/1998/Math/MathML">
  <semantics>
    <mrow>
      <msub>
        <mi>K</mi>
        <mrow>
          <mi>m</mi>
        </mrow>
      </msub>
    </mrow>
    <annotation encoding="StarMath 5.0">K sub{m}</annotation>
  </semantics>
</math>
</file>

<file path=Object 40/content.xml><?xml version="1.0" encoding="utf-8"?>
<math xmlns="http://www.w3.org/1998/Math/MathML">
  <semantics>
    <mrow>
      <mrow>
        <msub>
          <mi>T</mi>
          <mrow>
            <mn>0</mn>
          </mrow>
        </msub>
        <mo stretchy="false">=</mo>
        <mn>0,01</mn>
      </mrow>
    </mrow>
    <annotation encoding="StarMath 5.0">T sub{0} = 0,01</annotation>
  </semantics>
</math>
</file>

<file path=Object 41/content.xml><?xml version="1.0" encoding="utf-8"?>
<math xmlns="http://www.w3.org/1998/Math/MathML">
  <semantics>
    <mrow>
      <msub>
        <mi>E</mi>
        <mrow>
          <mi>k</mi>
        </mrow>
      </msub>
    </mrow>
    <annotation encoding="StarMath 5.0">E sub{k}</annotation>
  </semantics>
</math>
</file>

<file path=Object 42/content.xml><?xml version="1.0" encoding="utf-8"?>
<math xmlns="http://www.w3.org/1998/Math/MathML">
  <semantics>
    <mrow>
      <msub>
        <mrow>
          <msub>
            <mi>v</mi>
            <mrow>
              <mi>C</mi>
            </mrow>
          </msub>
        </mrow>
        <mrow>
          <mi>k</mi>
        </mrow>
      </msub>
    </mrow>
    <annotation encoding="StarMath 5.0">{v sub{C}}sub{k} </annotation>
  </semantics>
</math>
</file>

<file path=Object 43/content.xml><?xml version="1.0" encoding="utf-8"?>
<math xmlns="http://www.w3.org/1998/Math/MathML">
  <semantics>
    <mrow>
      <msub>
        <mrow>
          <msub>
            <mo stretchy="false">ω</mo>
            <mrow>
              <mi>C</mi>
            </mrow>
          </msub>
        </mrow>
        <mrow>
          <mi>k</mi>
        </mrow>
      </msub>
    </mrow>
    <annotation encoding="StarMath 5.0">{%omega sub{C}}sub{k}</annotation>
  </semantics>
</math>
</file>

<file path=Object 44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sub>
                      <mrow>
                        <msub>
                          <mi>v</mi>
                          <mrow>
                            <mi>C</mi>
                          </mrow>
                        </msub>
                      </mrow>
                      <mrow>
                        <mi>k</mi>
                      </mrow>
                    </msub>
                  </mrow>
                </mtd>
              </mtr>
              <mtr>
                <mtd>
                  <mrow>
                    <msub>
                      <mrow>
                        <msub>
                          <mo stretchy="false">ω</mo>
                          <mrow>
                            <mi>C</mi>
                          </mrow>
                        </msub>
                      </mrow>
                      <mrow>
                        <mi>k</mi>
                      </mrow>
                    </msub>
                  </mrow>
                </mtd>
              </mtr>
            </mtable>
          </mrow>
        </mfenced>
        <mo stretchy="false">=</mo>
        <mrow>
          <mfenced open="(" close=")">
            <mrow>
              <mtable>
                <mtr>
                  <mtd>
                    <mrow>
                      <mrow>
                        <mfrac>
                          <mn>1</mn>
                          <mn>2</mn>
                        </mfrac>
                      </mrow>
                    </mrow>
                  </mtd>
                  <mtd>
                    <mrow>
                      <mrow>
                        <mfrac>
                          <mn>1</mn>
                          <mn>2</mn>
                        </mfrac>
                      </mrow>
                    </mrow>
                  </mtd>
                </mtr>
                <mtr>
                  <mtd>
                    <mrow>
                      <mrow>
                        <mo stretchy="false">−</mo>
                        <mrow>
                          <mfrac>
                            <mn>1</mn>
                            <mi>W</mi>
                          </mfrac>
                        </mrow>
                      </mrow>
                    </mrow>
                  </mtd>
                  <mtd>
                    <mrow>
                      <mrow>
                        <mfrac>
                          <mn>1</mn>
                          <mi>W</mi>
                        </mfrac>
                      </mrow>
                    </mrow>
                  </mtd>
                </mtr>
              </mtable>
            </mrow>
          </mfenced>
          <mo stretchy="false">⋅</mo>
          <mfenced open="(" close=")">
            <mrow>
              <mtable>
                <mtr>
                  <mtd>
                    <mrow>
                      <mrow>
                        <msub>
                          <mi>R</mi>
                          <mrow>
                            <mn>0</mn>
                          </mrow>
                        </msub>
                        <mo stretchy="false">⋅</mo>
                        <msub>
                          <mrow>
                            <msub>
                              <mo stretchy="false">ω</mo>
                              <mrow>
                                <mi>L</mi>
                              </mrow>
                            </msub>
                          </mrow>
                          <mrow>
                            <mi>k</mi>
                          </mrow>
                        </msub>
                      </mrow>
                    </mrow>
                  </mtd>
                </mtr>
                <mtr>
                  <mtd>
                    <mrow>
                      <mrow>
                        <msub>
                          <mi>R</mi>
                          <mrow>
                            <mn>0</mn>
                          </mrow>
                        </msub>
                        <mo stretchy="false">⋅</mo>
                        <msub>
                          <mrow>
                            <msub>
                              <mo stretchy="false">ω</mo>
                              <mrow>
                                <mi>R</mi>
                              </mrow>
                            </msub>
                          </mrow>
                          <mrow>
                            <mi>k</mi>
                          </mrow>
                        </msub>
                      </mrow>
                    </mrow>
                  </mtd>
                </mtr>
              </mtable>
            </mrow>
          </mfenced>
        </mrow>
      </mrow>
    </mrow>
    <annotation encoding="StarMath 5.0">left( stack{{v sub{C}}sub{k} # {%omega sub{C}}sub{k}} right) = left( matrix{{1 over 2}#{1 over 2}##-{1 over W}#{1 over W}} right) cdot left( stack{R sub{0} cdot {%omega sub{L}}sub{k}#R sub{0} cdot {%omega sub{R}}sub{k}} right)</annotation>
  </semantics>
</math>
</file>

<file path=Object 45/content.xml><?xml version="1.0" encoding="utf-8"?>
<math xmlns="http://www.w3.org/1998/Math/MathML">
  <semantics>
    <mrow>
      <mi>W</mi>
    </mrow>
    <annotation encoding="StarMath 5.0">W</annotation>
  </semantics>
</math>
</file>

<file path=Object 46/content.xml><?xml version="1.0" encoding="utf-8"?>
<math xmlns="http://www.w3.org/1998/Math/MathML">
  <semantics>
    <mrow>
      <msub>
        <mi>R</mi>
        <mrow>
          <mn>0</mn>
        </mrow>
      </msub>
    </mrow>
    <annotation encoding="StarMath 5.0">R sub{0} </annotation>
  </semantics>
</math>
</file>

<file path=Object 47/content.xml><?xml version="1.0" encoding="utf-8"?>
<math xmlns="http://www.w3.org/1998/Math/MathML">
  <semantics>
    <mrow>
      <msub>
        <mrow>
          <msub>
            <mo stretchy="false">ω</mo>
            <mrow>
              <mi>L</mi>
            </mrow>
          </msub>
        </mrow>
        <mrow>
          <mi>k</mi>
        </mrow>
      </msub>
    </mrow>
    <annotation encoding="StarMath 5.0">{%omega sub{L}}sub{k}</annotation>
  </semantics>
</math>
</file>

<file path=Object 48/content.xml><?xml version="1.0" encoding="utf-8"?>
<math xmlns="http://www.w3.org/1998/Math/MathML">
  <semantics>
    <mrow>
      <msub>
        <mrow>
          <msub>
            <mo stretchy="false">ω</mo>
            <mrow>
              <mi>L</mi>
            </mrow>
          </msub>
        </mrow>
        <mrow>
          <mi>k</mi>
        </mrow>
      </msub>
    </mrow>
    <annotation encoding="StarMath 5.0">{%omega sub{L}}sub{k}</annotation>
  </semantics>
</math>
</file>

<file path=Object 49/content.xml><?xml version="1.0" encoding="utf-8"?>
<math xmlns="http://www.w3.org/1998/Math/MathML">
  <semantics>
    <mrow>
      <msub>
        <mi>x</mi>
        <mrow>
          <mi>k</mi>
        </mrow>
      </msub>
    </mrow>
    <annotation encoding="StarMath 5.0">x sub{k}</annotation>
  </semantics>
</math>
</file>

<file path=Object 5/content.xml><?xml version="1.0" encoding="utf-8"?>
<math xmlns="http://www.w3.org/1998/Math/MathML">
  <semantics>
    <mrow>
      <mi>f</mi>
    </mrow>
    <annotation encoding="StarMath 5.0">f</annotation>
  </semantics>
</math>
</file>

<file path=Object 50/content.xml><?xml version="1.0" encoding="utf-8"?>
<math xmlns="http://www.w3.org/1998/Math/MathML">
  <semantics>
    <mrow>
      <msub>
        <mi>y</mi>
        <mrow>
          <mi>k</mi>
        </mrow>
      </msub>
    </mrow>
    <annotation encoding="StarMath 5.0">y sub{k}</annotation>
  </semantics>
</math>
</file>

<file path=Object 51/content.xml><?xml version="1.0" encoding="utf-8"?>
<math xmlns="http://www.w3.org/1998/Math/MathML">
  <semantics>
    <mrow>
      <msub>
        <mo stretchy="false">θ</mo>
        <mrow>
          <mi>k</mi>
        </mrow>
      </msub>
    </mrow>
    <annotation encoding="StarMath 5.0">%theta sub{k}</annotation>
  </semantics>
</math>
</file>

<file path=Object 52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sub>
                      <mi>x</mi>
                      <mrow>
                        <mrow>
                          <mi>k</mi>
                          <mo stretchy="false">+</mo>
                          <mn>1</mn>
                        </mrow>
                      </mrow>
                    </msub>
                  </mrow>
                </mtd>
              </mtr>
              <mtr>
                <mtd>
                  <mrow>
                    <msub>
                      <mi>y</mi>
                      <mrow>
                        <mrow>
                          <mi>k</mi>
                          <mo stretchy="false">+</mo>
                          <mn>1</mn>
                        </mrow>
                      </mrow>
                    </msub>
                  </mrow>
                </mtd>
              </mtr>
              <mtr>
                <mtd>
                  <mrow>
                    <msub>
                      <mo stretchy="false">θ</mo>
                      <mrow>
                        <mrow>
                          <mi>k</mi>
                          <mo stretchy="false">+</mo>
                          <mn>1</mn>
                        </mrow>
                      </mrow>
                    </msub>
                  </mrow>
                </mtd>
              </mtr>
            </mtable>
          </mrow>
        </mfenced>
        <mo stretchy="false">≈</mo>
        <mfenced open="(" close=")">
          <mrow>
            <mtable>
              <mtr>
                <mtd>
                  <mrow>
                    <mrow>
                      <msub>
                        <mi>x</mi>
                        <mrow>
                          <mi>k</mi>
                        </mrow>
                      </msub>
                      <mo stretchy="false">−</mo>
                      <mrow>
                        <mrow>
                          <msub>
                            <mrow>
                              <msub>
                                <mi>v</mi>
                                <mrow>
                                  <mi>C</mi>
                                </mrow>
                              </msub>
                            </mrow>
                            <mrow>
                              <mi>k</mi>
                            </mrow>
                          </msub>
                          <mo stretchy="false">⋅</mo>
                          <msub>
                            <mi>T</mi>
                            <mrow>
                              <mn>1</mn>
                            </mrow>
                          </msub>
                        </mrow>
                        <mo stretchy="false">⋅</mo>
                        <mi>sin</mi>
                      </mrow>
                    </mrow>
                    <mfenced open="(" close=")">
                      <mrow>
                        <msub>
                          <mo stretchy="false">θ</mo>
                          <mrow>
                            <mi>k</mi>
                          </mrow>
                        </msub>
                      </mrow>
                    </mfenced>
                  </mrow>
                </mtd>
              </mtr>
              <mtr>
                <mtd>
                  <mrow>
                    <mrow>
                      <msub>
                        <mi>y</mi>
                        <mrow>
                          <mi>k</mi>
                        </mrow>
                      </msub>
                      <mo stretchy="false">+</mo>
                      <mrow>
                        <mrow>
                          <msub>
                            <mrow>
                              <msub>
                                <mi>v</mi>
                                <mrow>
                                  <mi>C</mi>
                                </mrow>
                              </msub>
                            </mrow>
                            <mrow>
                              <mi>k</mi>
                            </mrow>
                          </msub>
                          <mo stretchy="false">⋅</mo>
                          <msub>
                            <mi>T</mi>
                            <mrow>
                              <mn>1</mn>
                            </mrow>
                          </msub>
                        </mrow>
                        <mo stretchy="false">⋅</mo>
                        <mi>cos</mi>
                      </mrow>
                    </mrow>
                    <mfenced open="(" close=")">
                      <mrow>
                        <msub>
                          <mo stretchy="false">θ</mo>
                          <mrow>
                            <mi>k</mi>
                          </mrow>
                        </msub>
                      </mrow>
                    </mfenced>
                  </mrow>
                </mtd>
              </mtr>
              <mtr>
                <mtd>
                  <mrow>
                    <mrow>
                      <msub>
                        <mo stretchy="false">θ</mo>
                        <mrow>
                          <mi>k</mi>
                        </mrow>
                      </msub>
                      <mo stretchy="false">+</mo>
                      <mrow>
                        <msub>
                          <mi>T</mi>
                          <mrow>
                            <mn>1</mn>
                          </mrow>
                        </msub>
                        <mo stretchy="false">⋅</mo>
                        <msub>
                          <mrow>
                            <msub>
                              <mo stretchy="false">ω</mo>
                              <mrow>
                                <mi>C</mi>
                              </mrow>
                            </msub>
                          </mrow>
                          <mrow>
                            <mi>k</mi>
                          </mrow>
                        </msub>
                      </mrow>
                    </mrow>
                  </mrow>
                </mtd>
              </mtr>
            </mtable>
          </mrow>
        </mfenced>
      </mrow>
    </mrow>
    <annotation encoding="StarMath 5.0">left( stack{ x sub{k+1} # y sub{k+1} # %theta sub{k+1}} right) approx left( stack{ x sub{k} - {v sub{C}}sub{k} cdot T sub{1} cdot sin left( %theta sub{k} right)# y sub{k} +  {v sub{C}}sub{k} cdot T sub{1} cdot cos left( %theta sub{k} right) # %theta sub{k} + T sub{1} cdot  {%omega sub{C}} sub{k}} right)</annotation>
  </semantics>
</math>
</file>

<file path=Object 6/content.xml><?xml version="1.0" encoding="utf-8"?>
<math xmlns="http://www.w3.org/1998/Math/MathML">
  <semantics>
    <mrow>
      <mi>J</mi>
    </mrow>
    <annotation encoding="StarMath 5.0">J</annotation>
  </semantics>
</math>
</file>

<file path=Object 7/content.xml><?xml version="1.0" encoding="utf-8"?>
<math xmlns="http://www.w3.org/1998/Math/MathML">
  <semantics>
    <mrow>
      <mi>s</mi>
    </mrow>
    <annotation encoding="StarMath 5.0">s</annotation>
  </semantics>
</math>
</file>

<file path=Object 8/content.xml><?xml version="1.0" encoding="utf-8"?>
<math xmlns="http://www.w3.org/1998/Math/MathML">
  <semantics>
    <mrow>
      <msub>
        <mi>T</mi>
        <mrow>
          <mi>e</mi>
        </mrow>
      </msub>
    </mrow>
    <annotation encoding="StarMath 5.0">T sub{e}</annotation>
  </semantics>
</math>
</file>

<file path=Object 9/content.xml><?xml version="1.0" encoding="utf-8"?>
<math xmlns="http://www.w3.org/1998/Math/MathML">
  <semantics>
    <mrow>
      <mrow>
        <mi>R</mi>
        <mo stretchy="false">=</mo>
        <mn>1,8</mn>
      </mrow>
    </mrow>
    <annotation encoding="StarMath 5.0">R=1,8 </annotation>
  </semantics>
</math>
</file>